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79250" officeooo:paragraph-rsid="00179250"/>
    </style:style>
    <style:style style:name="P2" style:family="paragraph" style:parent-style-name="Standard">
      <style:text-properties style:font-name="Times New Roman" officeooo:paragraph-rsid="00179250"/>
    </style:style>
    <style:style style:name="P3" style:family="paragraph" style:parent-style-name="Standard">
      <style:text-properties style:font-name="Times New Roman" fo:font-weight="bold" officeooo:rsid="00179250" officeooo:paragraph-rsid="00179250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17d794" officeooo:paragraph-rsid="0017d794" style:font-weight-asian="bold" style:font-weight-complex="bold"/>
    </style:style>
    <style:style style:name="P5" style:family="paragraph" style:parent-style-name="Standard">
      <style:text-properties style:font-name="Times New Roman" fo:font-weight="normal" officeooo:rsid="0017d794" officeooo:paragraph-rsid="0017d794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196310" officeooo:paragraph-rsid="00196310" style:font-weight-asian="normal" style:font-weight-complex="normal"/>
    </style:style>
    <style:style style:name="T1" style:family="text">
      <style:text-properties officeooo:rsid="00179250"/>
    </style:style>
    <style:style style:name="T2" style:family="text">
      <style:text-properties fo:font-variant="normal" fo:text-transform="none" fo:color="#222222" loext:opacity="100%" fo:font-size="12pt" fo:letter-spacing="normal" fo:font-style="normal"/>
    </style:style>
    <style:style style:name="T3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fo:font-size="12pt" fo:letter-spacing="normal" fo:font-style="normal" fo:font-weight="normal" officeooo:rsid="00179250"/>
    </style:style>
    <style:style style:name="T5" style:family="text">
      <style:text-properties fo:font-variant="normal" fo:text-transform="none" fo:color="#222222" loext:opacity="100%" fo:font-size="12pt" fo:letter-spacing="normal" fo:font-style="normal" fo:font-weight="normal" officeooo:rsid="0017d794"/>
    </style:style>
    <style:style style:name="T6" style:family="text">
      <style:text-properties fo:font-variant="normal" fo:text-transform="none" fo:color="#222222" loext:opacity="100%" fo:font-size="12pt" fo:letter-spacing="normal" fo:font-style="normal" officeooo:rsid="00196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öszönetnyílvánítás</text:p>
      <text:p text:style-name="P1"/>
      <text:p text:style-name="P2"><text:span text:style-name="T1">Köszönöm </text:span><text:span text:style-name="T3">Kátay Magdolna </text:span><text:span text:style-name="T4">tanárnőnek, hogy a frontend technológiák kapcsán értékes tudnást adott át számomra.</text:span></text:p>
      <text:p text:style-name="P2"><text:span text:style-name="T4"/></text:p>
      <text:p text:style-name="P3"><text:span text:style-name="T2">Miért is írtam ezt a projekt feladatot</text:span></text:p>
      <text:p text:style-name="P1"><text:span text:style-name="T3"/></text:p>
      <text:p text:style-name="P1"><text:span text:style-name="T3">Szerettem volna a REACT és a FIREBASE világába jobban elmélyülni. A Material UI komponensekkel minél jobban szerettem volna megismerkedni ennek használatára hegyeztem ki a projekt feladatot. Igyekeztem elsajátítani ezek</text:span><text:span text:style-name="T5">nek a komponenseknek a</text:span><text:span text:style-name="T3"> használatát </text:span><text:span text:style-name="T5">és a FIREBASE kapcsolatokat minél jobban megismerni.</text:span></text:p>
      <text:p text:style-name="P1"><text:span text:style-name="T5"/></text:p>
      <text:p text:style-name="P4"><text:span text:style-name="T2">Program rövid bemutatása</text:span></text:p>
      <text:p text:style-name="P4"><text:span text:style-name="T2"/></text:p>
      <text:p text:style-name="P6"><text:span text:style-name="T2">A program egy portál alkalmazásnak készül. Ez a verzió egy kezdeti verzió. A portál magyar és angol nyelven érhető el. Magyar és angol nyelv között lehet választani. A legutolsó választott nyelv alapján tölti be az oldalakat.</text:span></text:p>
      <text:p text:style-name="P6"><text:span text:style-name="T2">A program a beléptetéshez és az adatok mentéséhez firebase szolgáltatást használ.</text:span></text:p>
      <text:p text:style-name="P6"><text:span text:style-name="T2">Az ország neveket egy külső json szolgáltatásból tölti be.</text:span></text:p>
      <text:p text:style-name="P5"><text:span text:style-name="T2">Először egy céget kell felvinni utána lehet rögzíteni egy </text:span><text:span text:style-name="T6">raktárat majd készlet rögzíteni.</text:span></text:p>
      <text:p text:style-name="P6"><text:span text:style-name="T6">A </text:span><text:span text:style-name="T2">készlethez lehet hozzáadni. Felhasználóhoz rendelni és leselejtezni. Leselejtezéskor lehet eladásra felkínálni a készletet. Az eladásra felkínált terméket meglehet majd vásárolni későbbi fejlesztés sorá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2:18:19.527981830</meta:creation-date>
    <dc:date>2024-01-07T22:39:43.576332498</dc:date>
    <meta:editing-duration>PT11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58" meta:character-count="1154" meta:non-whitespace-character-count="1006"/>
  </office:meta>
</office:document-meta>
</file>